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5"/>
    <style:style style:name="ce12" style:family="table-cell" style:parent-style-name="Default" style:data-style-name="N1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30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453.51pt" svg:height="255.09pt" svg:x="143.46pt" svg:y="123.28pt">
            <draw:object draw:notify-on-update-of-ranges="l3orig.B3:l3orig.B6 l3orig.D2:l3orig.D2 l3orig.D3:l3orig.D6 l3orig.E2:l3orig.E2 l3orig.E3:l3orig.E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453.51pt" svg:height="255.09pt" svg:x="58.25pt" svg:y="231.7pt">
            <draw:object draw:notify-on-update-of-ranges="l3flow.B3:l3flow.B6 l3flow.D2:l3flow.D2 l3flow.D3:l3flow.D6 l3flow.E2:l3flow.E2 l3flow.E3:l3flow.E6 l3flow.F2:l3flow.F2 l3flow.F3:l3flow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558.09pt" svg:y="233.4pt">
            <draw:object draw:notify-on-update-of-ranges="l3flow.B3:l3flow.B6 l3flow.G2:l3flow.G2 l3flow.G3:l3flow.G6 l3flow.H2:l3flow.H2 l3flow.H3:l3flow.H6 l3flow.I2:l3flow.I2 l3flow.I3:l3flow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.02050857623451</text:p>
          </table:table-cell>
          <table:table-cell table:style-name="ce5" table:formula="of:=[.H14]" office:value-type="percentage" office:value="1.02050857623451" calcext:value-type="percentage">
            <text:p>102.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.00227896236349</text:p>
          </table:table-cell>
          <table:table-cell table:style-name="ce5" table:formula="of:=[.H15]" office:value-type="percentage" office:value="1.00227896236349" calcext:value-type="percentage">
            <text:p>100.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.00848878267415</text:p>
          </table:table-cell>
          <table:table-cell table:style-name="ce5" table:formula="of:=[.H16]" office:value-type="percentage" office:value="1.00848878267415" calcext:value-type="percentage">
            <text:p>100.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.00850086706802</text:p>
          </table:table-cell>
          <table:table-cell table:style-name="ce5" table:formula="of:=[.H17]" office:value-type="percentage" office:value="1.00850086706802" calcext:value-type="percentage">
            <text:p>100.85%</text:p>
          </table:table-cell>
        </table:table-row>
      </table:table>
      <table:table table:name="l3tmr" table:style-name="ta1">
        <table:shapes>
          <draw:frame draw:z-index="0" draw:style-name="gr1" draw:text-style-name="P1" svg:width="453.51pt" svg:height="255.09pt" svg:x="73.84pt" svg:y="193.29pt">
            <draw:object draw:notify-on-update-of-ranges="l3tmr.B3:l3tmr.B6 l3tmr.D2:l3tmr.D2 l3tmr.D3:l3tmr.D6 l3tmr.E2:l3tmr.E2 l3tmr.E3:l3tmr.E6 l3tmr.F2:l3tmr.F2 l3tmr.F3:l3tmr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6pt" svg:x="597.86pt" svg:y="192.76pt">
            <draw:object draw:notify-on-update-of-ranges="l3tmr.B3:l3tmr.B6 l3tmr.G2:l3tmr.G2 l3tmr.G3:l3tmr.G6 l3tmr.H2:l3tmr.H2 l3tmr.H3:l3tmr.H6 l3tmr.I2:l3tmr.I2 l3tmr.I3:l3tmr.I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453.51pt" svg:height="255.09pt" svg:x="70.72pt" svg:y="243.75pt">
            <draw:object draw:notify-on-update-of-ranges="l3time.B3:l3time.B6 l3time.D2:l3time.D2 l3time.D3:l3time.D6 l3time.E2:l3time.E2 l3time.E3:l3time.E6 l3time.F2:l3time.F2 l3time.F3:l3time.F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46pt" svg:height="255.26pt" svg:x="597.86pt" svg:y="261.3pt">
            <draw:object draw:notify-on-update-of-ranges="l3time.B3:l3time.B6 l3time.G2:l3time.G2 l3time.G3:l3time.G6 l3time.H2:l3time.H2 l3time.H3:l3time.H6 l3time.I2:l3time.I2 l3time.I3:l3time.I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.00157796277497</text:p>
          </table:table-cell>
          <table:table-cell table:style-name="ce6" table:formula="of:=[.H14]" office:value-type="percentage" office:value="1.00157796277497" calcext:value-type="percentage">
            <text:p>100.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.00030303700113</text:p>
          </table:table-cell>
          <table:table-cell table:style-name="ce6" table:formula="of:=[.H15]" office:value-type="percentage" office:value="1.00030303700113" calcext:value-type="percentage">
            <text:p>100.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.00083035809301</text:p>
          </table:table-cell>
          <table:table-cell table:style-name="ce6" table:formula="of:=[.H16]" office:value-type="percentage" office:value="1.00083035809301" calcext:value-type="percentage">
            <text:p>100.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.00111331378198</text:p>
          </table:table-cell>
          <table:table-cell table:style-name="ce6" table:formula="of:=[.H17]" office:value-type="percentage" office:value="1.00111331378198" calcext:value-type="percentage">
            <text:p>100.11%</text:p>
          </table:table-cell>
        </table:table-row>
      </table:table>
      <table:table table:name="l3time-v2" table:style-name="ta1">
        <table:shapes>
          <draw:frame draw:z-index="0" draw:style-name="gr1" draw:text-style-name="P1" svg:width="453.51pt" svg:height="255.09pt" svg:x="70.72pt" svg:y="243.75pt">
            <draw:object draw:notify-on-update-of-ranges="'l3time-v2'.B3:'l3time-v2'.B6 'l3time-v2'.D2:'l3time-v2'.D2 'l3time-v2'.D3:'l3time-v2'.D6 'l3time-v2'.E2:'l3time-v2'.E2 'l3time-v2'.E3:'l3time-v2'.E6 'l3time-v2'.F2:'l3time-v2'.F2 'l3time-v2'.F3:'l3time-v2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597.86pt" svg:y="261.3pt">
            <draw:object draw:notify-on-update-of-ranges="'l3time-v2'.B3:'l3time-v2'.B6 'l3time-v2'.G2:'l3time-v2'.G2 'l3time-v2'.G3:'l3time-v2'.G6 'l3time-v2'.H2:'l3time-v2'.H2 'l3time-v2'.H3:'l3time-v2'.H6 'l3time-v2'.I2:'l3time-v2'.I2 'l3time-v2'.I3:'l3time-v2'.I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.00223051103454</text:p>
          </table:table-cell>
          <table:table-cell table:style-name="ce6" table:formula="of:=[.H14]" office:value-type="percentage" office:value="1.00223051103454" calcext:value-type="percentage">
            <text:p>100.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.00044656611241</text:p>
          </table:table-cell>
          <table:table-cell table:style-name="ce6" table:formula="of:=[.H15]" office:value-type="percentage" office:value="1.00044656611241" calcext:value-type="percentage">
            <text:p>100.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.00091629026177</text:p>
          </table:table-cell>
          <table:table-cell table:style-name="ce6" table:formula="of:=[.H16]" office:value-type="percentage" office:value="1.00091629026177" calcext:value-type="percentage">
            <text:p>100.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.0012099992295</text:p>
          </table:table-cell>
          <table:table-cell table:style-name="ce6" table:formula="of:=[.H17]" office:value-type="percentage" office:value="1.0012099992295" calcext:value-type="percentage">
            <text:p>100.12%</text:p>
          </table:table-cell>
        </table:table-row>
      </table:table>
      <table:table table:name="Detection" table:style-name="ta1">
        <table:shapes>
          <draw:frame draw:z-index="0" draw:style-name="gr1" draw:text-style-name="P1" svg:width="746.14pt" svg:height="408.84pt" svg:x="67.12pt" svg:y="93.37pt">
            <draw:object draw:notify-on-update-of-ranges="Detection.C2:Detection.N3 Detection.B4:Detection.B4 Detection.C4:Detection.N4 Detection.B5:Detection.B5 Detection.C5:Detection.N5 Detection.B6:Detection.B6 Detection.C6:Detection.N6 Detection.B7:Detection.B7 Detection.C7:Detection.N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24" table:number-columns-spanned="1" table:number-rows-spanned="2"/>
          <table:table-cell table:style-name="ce24" office:value-type="string" calcext:value-type="string" table:number-columns-spanned="3" table:number-rows-spanned="1">
            <text:p>LEON3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Detection_Total" table:style-name="ta1">
        <table:shapes>
          <draw:frame draw:z-index="0" draw:style-name="gr1" draw:text-style-name="P1" svg:width="453.46pt" svg:height="255.23pt" svg:x="465.96pt" svg:y="50.46pt">
            <draw:object draw:notify-on-update-of-ranges="Detection_Total.B4:Detection_Total.B7 Detection_Total.C3:Detection_Total.C3 Detection_Total.C4:Detection_Total.C7 Detection_Total.D3:Detection_Total.D3 Detection_Total.D4:Detection_Total.D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453.46pt" svg:height="255.23pt" svg:x="464.43pt" svg:y="317.76pt">
            <draw:object draw:notify-on-update-of-ranges="Detection_Total.B4:Detection_Total.B7 Detection_Total.E3:Detection_Total.E3 Detection_Total.E4:Detection_Total.E7 Detection_Total.F3:Detection_Total.F3 Detection_Total.F4:Detection_Total.F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3"/>
          <table:table-cell table:style-name="ce7" office:value-type="string" calcext:value-type="string" table:number-columns-spanned="2" table:number-rows-spanned="1">
            <text:p>LEON3 Flow Control (DMR)</text:p>
          </table:table-cell>
          <table:covered-table-cell/>
          <table:table-cell table:style-name="ce7" office:value-type="string" calcext:value-type="string" table:number-columns-spanned="2" table:number-rows-spanned="1">
            <text:p>LEON3 Time Redundan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flow.D3]+[l3flow.G3]" office:value-type="float" office:value="2957" calcext:value-type="float">
            <text:p>2957</text:p>
          </table:table-cell>
          <table:table-cell table:formula="of:=[l3flow.E3]+[l3flow.H3]+[l3flow.I3]" office:value-type="float" office:value="158" calcext:value-type="float">
            <text:p>158</text:p>
          </table:table-cell>
          <table:table-cell table:formula="of:=['l3time-v2'.D3]+['l3time-v2'.G3]" office:value-type="float" office:value="2922" calcext:value-type="float">
            <text:p>2922</text:p>
          </table:table-cell>
          <table:table-cell table:formula="of:=['l3time-v2'.E3]+['l3time-v2'.H3]+['l3time-v2'.I3]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flow.D4]+[l3flow.G4]" office:value-type="float" office:value="2872" calcext:value-type="float">
            <text:p>2872</text:p>
          </table:table-cell>
          <table:table-cell table:formula="of:=[l3flow.E4]+[l3flow.H4]+[l3flow.I4]" office:value-type="float" office:value="233" calcext:value-type="float">
            <text:p>233</text:p>
          </table:table-cell>
          <table:table-cell table:formula="of:=['l3time-v2'.D4]+['l3time-v2'.G4]" office:value-type="float" office:value="3005" calcext:value-type="float">
            <text:p>3005</text:p>
          </table:table-cell>
          <table:table-cell table:formula="of:=['l3time-v2'.E4]+['l3time-v2'.H4]+['l3time-v2'.I4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flow.D5]+[l3flow.G5]" office:value-type="float" office:value="2667" calcext:value-type="float">
            <text:p>2667</text:p>
          </table:table-cell>
          <table:table-cell table:formula="of:=[l3flow.E5]+[l3flow.H5]+[l3flow.I5]" office:value-type="float" office:value="438" calcext:value-type="float">
            <text:p>438</text:p>
          </table:table-cell>
          <table:table-cell table:formula="of:=['l3time-v2'.D5]+['l3time-v2'.G5]" office:value-type="float" office:value="2996" calcext:value-type="float">
            <text:p>2996</text:p>
          </table:table-cell>
          <table:table-cell table:formula="of:=['l3time-v2'.E5]+['l3time-v2'.H5]+['l3time-v2'.I5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flow.D6]+[l3flow.G6]" office:value-type="float" office:value="2958" calcext:value-type="float">
            <text:p>2958</text:p>
          </table:table-cell>
          <table:table-cell table:formula="of:=[l3flow.E6]+[l3flow.H6]+[l3flow.I6]" office:value-type="float" office:value="147" calcext:value-type="float">
            <text:p>147</text:p>
          </table:table-cell>
          <table:table-cell table:formula="of:=['l3time-v2'.D6]+['l3time-v2'.G6]" office:value-type="float" office:value="3002" calcext:value-type="float">
            <text:p>3002</text:p>
          </table:table-cell>
          <table:table-cell table:formula="of:=['l3time-v2'.E6]+['l3time-v2'.H6]+['l3time-v2'.I6]" office:value-type="float" office:value="103" calcext:value-type="float">
            <text:p>103</text:p>
          </table:table-cell>
        </table:table-row>
      </table:table>
      <table:table table:name="Recovery" table:style-name="ta1">
        <table:shapes>
          <draw:frame draw:z-index="0" draw:style-name="gr1" draw:text-style-name="P1" svg:width="627.96pt" svg:height="313.97pt" svg:x="36.6pt" svg:y="106.16pt">
            <draw:object draw:notify-on-update-of-ranges="Recovery.C2:Recovery.H3 Recovery.B4:Recovery.B4 Recovery.C4:Recovery.H4 Recovery.B5:Recovery.B5 Recovery.C5:Recovery.H5 Recovery.B6:Recovery.B6 Recovery.C6:Recovery.H6 Recovery.B7:Recovery.B7 Recovery.C7:Recovery.H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22.25pt" svg:height="242.45pt" svg:x="694.18pt" svg:y="28.63pt">
            <draw:object draw:notify-on-update-of-ranges="Recovery.B4:Recovery.B7 Recovery.C3:Recovery.C3 Recovery.C4:Recovery.C7 Recovery.D3:Recovery.D3 Recovery.D4:Recovery.D7 Recovery.E3:Recovery.E3 Recovery.E4:Recovery.E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422.25pt" svg:height="242.45pt" svg:x="704.3pt" svg:y="286.16pt">
            <draw:object draw:notify-on-update-of-ranges="Recovery.B4:Recovery.B7 Recovery.F3:Recovery.F3 Recovery.F4:Recovery.F7 Recovery.G3:Recovery.G3 Recovery.G4:Recovery.G7 Recovery.H3:Recovery.H3 Recovery.H4:Recovery.H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4"/>
          <table:table-cell table:style-name="ce24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number-columns-repeated="4"/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table:formula="of:=1058215000-[.L3]" office:value-type="float" office:value="494000000" calcext:value-type="float">
            <text:p>494000000</text:p>
          </table:table-cell>
          <table:table-cell table:style-name="ce3" table:formula="of:=[l3flow.D14]-[.L3]" office:value-type="float" office:value="494000000" calcext:value-type="float">
            <text:p>494000000</text:p>
          </table:table-cell>
          <table:table-cell table:style-name="ce3" table:formula="of:=[l3flow.G14]-[.L3]" office:value-type="float" office:value="515702483" calcext:value-type="float">
            <text:p>515702483</text:p>
          </table:table-cell>
          <table:table-cell table:formula="of:=['l3time-v2'.D14]-[.L3]" office:value-type="float" office:value="1051629954" calcext:value-type="float">
            <text:p>1051629954</text:p>
          </table:table-cell>
          <table:table-cell table:style-name="ce3" table:formula="of:=['l3time-v2'.G14]-[.L3]" office:value-type="float" office:value="1055234114" calcext:value-type="float">
            <text:p>1055234114</text:p>
          </table:table-cell>
          <table:table-cell table:style-name="ce5" table:number-columns-repeated="2"/>
          <table:table-cell/>
          <table:table-cell office:value-type="float" office:value="564215" calcext:value-type="float">
            <text:p>564215</text:p>
          </table:table-cell>
          <table:table-cell table:formula="of:=[.K3]*1000" office:value-type="float" office:value="564215000" calcext:value-type="float">
            <text:p>5642150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table:formula="of:=5645715000-[.L4]" office:value-type="float" office:value="5064100000" calcext:value-type="float">
            <text:p>5064100000</text:p>
          </table:table-cell>
          <table:table-cell table:style-name="ce3" table:formula="of:=[l3flow.D15]-[.L4]" office:value-type="float" office:value="5064100000" calcext:value-type="float">
            <text:p>5064100000</text:p>
          </table:table-cell>
          <table:table-cell table:style-name="ce3" table:formula="of:=[l3flow.G15]-[.L4]" office:value-type="float" office:value="5076966372" calcext:value-type="float">
            <text:p>5076966372</text:p>
          </table:table-cell>
          <table:table-cell table:formula="of:=['l3time-v2'.D15]-[.L4]" office:value-type="float" office:value="10376345902" calcext:value-type="float">
            <text:p>10376345902</text:p>
          </table:table-cell>
          <table:table-cell table:style-name="ce3" table:formula="of:=['l3time-v2'.G15]-[.L4]" office:value-type="float" office:value="10381239356" calcext:value-type="float">
            <text:p>10381239356</text:p>
          </table:table-cell>
          <table:table-cell table:style-name="ce5" table:number-columns-repeated="2"/>
          <table:table-cell/>
          <table:table-cell office:value-type="float" office:value="581615" calcext:value-type="float">
            <text:p>581615</text:p>
          </table:table-cell>
          <table:table-cell table:formula="of:=[.K4]*1000" office:value-type="float" office:value="581615000" calcext:value-type="float">
            <text:p>581615000</text:p>
          </table:table-cell>
          <table:table-cell table:formula="of:=[.L4]-[.L3]" office:value-type="float" office:value="17400000" calcext:value-type="float">
            <text:p>17400000</text:p>
          </table:table-cell>
          <table:table-cell table:formula="of:=[.M4]/[.L3]" office:value-type="float" office:value="0.0308393077107131" calcext:value-type="float">
            <text:p>0.030839307710713</text:p>
          </table:table-cell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table:formula="of:=2637215000-[.L5]" office:value-type="float" office:value="2057875000" calcext:value-type="float">
            <text:p>2057875000</text:p>
          </table:table-cell>
          <table:table-cell table:style-name="ce3" table:formula="of:=[l3flow.D16]-[.L5]" office:value-type="float" office:value="2057875000" calcext:value-type="float">
            <text:p>2057875000</text:p>
          </table:table-cell>
          <table:table-cell table:style-name="ce3" table:formula="of:=[l3flow.G16]-[.L5]" office:value-type="float" office:value="2080261745" calcext:value-type="float">
            <text:p>2080261745</text:p>
          </table:table-cell>
          <table:table-cell table:formula="of:=['l3time-v2'.D16]-[.L5]" office:value-type="float" office:value="4216681723" calcext:value-type="float">
            <text:p>4216681723</text:p>
          </table:table-cell>
          <table:table-cell table:style-name="ce3" table:formula="of:=['l3time-v2'.G16]-[.L5]" office:value-type="float" office:value="4221076271" calcext:value-type="float">
            <text:p>4221076271</text:p>
          </table:table-cell>
          <table:table-cell table:style-name="ce5" table:number-columns-repeated="2"/>
          <table:table-cell/>
          <table:table-cell office:value-type="float" office:value="579340" calcext:value-type="float">
            <text:p>579340</text:p>
          </table:table-cell>
          <table:table-cell table:formula="of:=[.K5]*1000" office:value-type="float" office:value="579340000" calcext:value-type="float">
            <text:p>579340000</text:p>
          </table:table-cell>
          <table:table-cell table:formula="of:=[.L5]-[.L3]" office:value-type="float" office:value="15125000" calcext:value-type="float">
            <text:p>15125000</text:p>
          </table:table-cell>
          <table:table-cell table:formula="of:=[.M5]/[.L3]" office:value-type="float" office:value="0.0268071568462377" calcext:value-type="float">
            <text:p>0.026807156846238</text:p>
          </table:table-cell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table:formula="of:=2799665000-[.L6]" office:value-type="float" office:value="2219775000" calcext:value-type="float">
            <text:p>2219775000</text:p>
          </table:table-cell>
          <table:table-cell table:style-name="ce3" table:formula="of:=[l3flow.D17]-[.L6]" office:value-type="float" office:value="2219775000" calcext:value-type="float">
            <text:p>2219775000</text:p>
          </table:table-cell>
          <table:table-cell table:style-name="ce3" table:formula="of:=[l3flow.G17]-[.L6]" office:value-type="float" office:value="2243574580" calcext:value-type="float">
            <text:p>2243574580</text:p>
          </table:table-cell>
          <table:table-cell table:formula="of:=['l3time-v2'.D17]-[.L6]" office:value-type="float" office:value="4588507506" calcext:value-type="float">
            <text:p>4588507506</text:p>
          </table:table-cell>
          <table:table-cell table:style-name="ce3" table:formula="of:=['l3time-v2'.G17]-[.L6]" office:value-type="float" office:value="4594761263" calcext:value-type="float">
            <text:p>4594761263</text:p>
          </table:table-cell>
          <table:table-cell table:style-name="ce5" table:number-columns-repeated="2"/>
          <table:table-cell/>
          <table:table-cell office:value-type="float" office:value="579890" calcext:value-type="float">
            <text:p>579890</text:p>
          </table:table-cell>
          <table:table-cell table:formula="of:=[.K6]*1000" office:value-type="float" office:value="579890000" calcext:value-type="float">
            <text:p>579890000</text:p>
          </table:table-cell>
          <table:table-cell table:formula="of:=[.L6]-[.L3]" office:value-type="float" office:value="15675000" calcext:value-type="float">
            <text:p>15675000</text:p>
          </table:table-cell>
          <table:table-cell table:formula="of:=[.M6]/[.L3]" office:value-type="float" office:value="0.0277819625497372" calcext:value-type="float">
            <text:p>0.02778196254973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/>
          <table:table-cell office:value-type="string" calcext:value-type="string">
            <text:p>star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table:formula="of:=292540000-[.D11]" office:value-type="float" office:value="133825000" calcext:value-type="float">
            <text:p>133825000</text:p>
          </table:table-cell>
          <table:table-cell office:value-type="float" office:value="158715000" calcext:value-type="float">
            <text:p>15871500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table:style-name="ce12" table:formula="of:=764790000-[.D12]" office:value-type="float" office:value="601180339.276694" calcext:value-type="float">
            <text:p>601180339</text:p>
          </table:table-cell>
          <table:table-cell table:style-name="ce12" table:formula="of:=158715000*(1+[.N4])" office:value-type="float" office:value="163609660.723306" calcext:value-type="float">
            <text:p>163609661</text:p>
          </table:table-cell>
          <table:table-cell table:number-columns-repeated="2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table:style-name="ce12" table:formula="of:=449740000-[.D13]" office:value-type="float" office:value="286770302.101149" calcext:value-type="float">
            <text:p>286770302</text:p>
          </table:table-cell>
          <table:table-cell table:style-name="ce12" table:formula="of:=158715000*(1+[.N5])" office:value-type="float" office:value="162969697.898851" calcext:value-type="float">
            <text:p>162969698</text:p>
          </table:table-cell>
          <table:table-cell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.00%</text:p>
          </table:table-cell>
          <table:table-cell table:style-name="ce5" table:formula="of:=([.E3]/[.$C$3])-1" office:value-type="percentage" office:value="0.0439321518218623" calcext:value-type="percentage">
            <text:p>4.39%</text:p>
          </table:table-cell>
          <table:table-cell table:style-name="ce5" table:formula="of:=([.F3]/[.$C$3])-1" office:value-type="percentage" office:value="1.12880557489879" calcext:value-type="percentage">
            <text:p>112.88%</text:p>
          </table:table-cell>
          <table:table-cell table:style-name="ce5" table:formula="of:=([.G3]/[.$C$3])-1" office:value-type="percentage" office:value="1.13610144534413" calcext:value-type="percentage">
            <text:p>113.6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style-name="ce12" table:formula="of:=438415000-[.D14]" office:value-type="float" office:value="275290585.813918" calcext:value-type="float">
            <text:p>275290586</text:p>
          </table:table-cell>
          <table:table-cell table:style-name="ce12" table:formula="of:=158715000*(1+[.N6])" office:value-type="float" office:value="163124414.186082" calcext:value-type="float">
            <text:p>163124414</text:p>
          </table:table-cell>
          <table:table-cell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.00%</text:p>
          </table:table-cell>
          <table:table-cell table:style-name="ce5" table:formula="of:=([.E4]/[.$C$4])-1" office:value-type="percentage" office:value="0.00254070259276085" calcext:value-type="percentage">
            <text:p>0.25%</text:p>
          </table:table-cell>
          <table:table-cell table:style-name="ce5" table:formula="of:=([.F4]/[.$C$4])-1" office:value-type="percentage" office:value="1.04900098773721" calcext:value-type="percentage">
            <text:p>104.90%</text:p>
          </table:table-cell>
          <table:table-cell table:style-name="ce5" table:formula="of:=([.G4]/[.$C$4])-1" office:value-type="percentage" office:value="1.04996729053534" calcext:value-type="percentage">
            <text:p>105.00%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.00%</text:p>
          </table:table-cell>
          <table:table-cell table:style-name="ce5" table:formula="of:=([.E5]/[.$C$5])-1" office:value-type="percentage" office:value="0.0108785737714876" calcext:value-type="percentage">
            <text:p>1.09%</text:p>
          </table:table-cell>
          <table:table-cell table:style-name="ce5" table:formula="of:=([.F5]/[.$C$5])-1" office:value-type="percentage" office:value="1.04904657620118" calcext:value-type="percentage">
            <text:p>104.90%</text:p>
          </table:table-cell>
          <table:table-cell table:style-name="ce5" table:formula="of:=([.G5]/[.$C$5])-1" office:value-type="percentage" office:value="1.05118205478953" calcext:value-type="percentage">
            <text:p>105.12%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.00%</text:p>
          </table:table-cell>
          <table:table-cell table:style-name="ce5" table:formula="of:=([.E6]/[.$C$6])-1" office:value-type="percentage" office:value="0.0107216181820229" calcext:value-type="percentage">
            <text:p>1.07%</text:p>
          </table:table-cell>
          <table:table-cell table:style-name="ce5" table:formula="of:=([.F6]/[.$C$6])-1" office:value-type="percentage" office:value="1.06710477683549" calcext:value-type="percentage">
            <text:p>106.71%</text:p>
          </table:table-cell>
          <table:table-cell table:style-name="ce5" table:formula="of:=([.G6]/[.$C$6])-1" office:value-type="percentage" office:value="1.06992207002962" calcext:value-type="percentage">
            <text:p>106.99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.00%</text:p>
          </table:table-cell>
          <table:table-cell table:style-name="ce6" table:formula="of:=AVERAGE([.H13:.H16])" office:value-type="percentage" office:value="0.0170182615920334" calcext:value-type="percentage">
            <text:p>1.70%</text:p>
          </table:table-cell>
          <table:table-cell table:style-name="ce6" table:formula="of:=AVERAGE([.I13:.I16])" office:value-type="percentage" office:value="1.07348947891817" calcext:value-type="percentage">
            <text:p>107.35%</text:p>
          </table:table-cell>
          <table:table-cell table:style-name="ce6" table:formula="of:=AVERAGE([.J13:.J16])" office:value-type="percentage" office:value="1.07679321517465" calcext:value-type="percentage">
            <text:p>107.68%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office:value-type="string" calcext:value-type="string">
            <text:p>inscrase</text:p>
          </table:table-cell>
          <table:table-cell office:value-type="string" calcext:value-type="string">
            <text:p>nocache T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133825" calcext:value-type="float">
            <text:p>133825</text:p>
          </table:table-cell>
          <table:table-cell table:style-name="ce3" table:formula="of:=[.C3]/1000" office:value-type="float" office:value="494000" calcext:value-type="float">
            <text:p>494000</text:p>
          </table:table-cell>
          <table:table-cell table:style-name="ce11" table:formula="of:=[.E23]/[.D23]" office:value-type="float" office:value="3.6913880067252" calcext:value-type="float">
            <text:p>3.69</text:p>
          </table:table-cell>
          <table:table-cell table:style-name="ce12" table:formula="of:=[.F3]/1000" office:value-type="float" office:value="1051629.954" calcext:value-type="float">
            <text:p>1051630</text:p>
          </table:table-cell>
          <table:table-cell table:style-name="ce13" table:formula="of:=[.G23]/[.D23]" office:value-type="float" office:value="7.85824736783112" calcext:value-type="float">
            <text:p>7.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0" table:formula="of:=[.C12]/1000" office:value-type="float" office:value="601180.339276694" calcext:value-type="float">
            <text:p>601180</text:p>
          </table:table-cell>
          <table:table-cell table:style-name="ce3" table:formula="of:=[.C4]/1000" office:value-type="float" office:value="5064100" calcext:value-type="float">
            <text:p>5064100</text:p>
          </table:table-cell>
          <table:table-cell table:style-name="ce11" table:formula="of:=[.E24]/[.D24]" office:value-type="float" office:value="8.4235954989693" calcext:value-type="float">
            <text:p>8.42</text:p>
          </table:table-cell>
          <table:table-cell table:style-name="ce12" table:formula="of:=[.F4]/1000" office:value-type="float" office:value="10376345.902" calcext:value-type="float">
            <text:p>10376346</text:p>
          </table:table-cell>
          <table:table-cell table:style-name="ce13" table:formula="of:=[.G24]/[.D24]" office:value-type="float" office:value="17.2599554976868" calcext:value-type="float">
            <text:p>17.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0" table:formula="of:=[.C13]/1000" office:value-type="float" office:value="286770.302101149" calcext:value-type="float">
            <text:p>286770</text:p>
          </table:table-cell>
          <table:table-cell table:style-name="ce3" table:formula="of:=[.C5]/1000" office:value-type="float" office:value="2057875" calcext:value-type="float">
            <text:p>2057875</text:p>
          </table:table-cell>
          <table:table-cell table:style-name="ce11" table:formula="of:=[.E25]/[.D25]" office:value-type="float" office:value="7.17603944663052" calcext:value-type="float">
            <text:p>7.18</text:p>
          </table:table-cell>
          <table:table-cell table:style-name="ce12" table:formula="of:=[.F5]/1000" office:value-type="float" office:value="4216681.723" calcext:value-type="float">
            <text:p>4216682</text:p>
          </table:table-cell>
          <table:table-cell table:style-name="ce13" table:formula="of:=[.G25]/[.D25]" office:value-type="float" office:value="14.7040390588029" calcext:value-type="float">
            <text:p>14.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0" table:formula="of:=[.C14]/1000" office:value-type="float" office:value="275290.585813919" calcext:value-type="float">
            <text:p>275291</text:p>
          </table:table-cell>
          <table:table-cell table:style-name="ce3" table:formula="of:=[.C6]/1000" office:value-type="float" office:value="2219775" calcext:value-type="float">
            <text:p>2219775</text:p>
          </table:table-cell>
          <table:table-cell table:style-name="ce11" table:formula="of:=[.E26]/[.D26]" office:value-type="float" office:value="8.06338870411082" calcext:value-type="float">
            <text:p>8.06</text:p>
          </table:table-cell>
          <table:table-cell table:style-name="ce12" table:formula="of:=[.F6]/1000" office:value-type="float" office:value="4588507.506" calcext:value-type="float">
            <text:p>4588508</text:p>
          </table:table-cell>
          <table:table-cell table:style-name="ce13" table:formula="of:=[.G26]/[.D26]" office:value-type="float" office:value="16.6678693077488" calcext:value-type="float">
            <text:p>16.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Average</text:p>
          </table:table-cell>
          <table:table-cell table:style-name="ce11" table:formula="of:=SUM([.F23:.F26])/4" office:value-type="float" office:value="6.83860291410896" calcext:value-type="float">
            <text:p>6.84</text:p>
          </table:table-cell>
          <table:table-cell/>
          <table:table-cell table:style-name="ce13" table:formula="of:=AVERAGE([.H23:.H26])" office:value-type="float" office:value="14.1225278080174" calcext:value-type="float">
            <text:p>14.12</text:p>
          </table:table-cell>
          <table:table-cell table:number-columns-repeated="6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.125</text:p>
          </table:table-cell>
          <table:table-cell table:number-columns-repeated="3"/>
        </table:table-row>
      </table:table>
      <table:table table:name="Checkpoint Overhead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ulation Time (ns)</text:p>
          </table:table-cell>
          <table:table-cell office:value-type="string" calcext:value-type="string">
            <text:p>Clock Cycles</text:p>
          </table:table-cell>
          <table:table-cell office:value-type="string" calcext:value-type="string">
            <text:p>Stack Usage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456" calcext:value-type="float">
            <text:p>456</text:p>
          </table:table-cell>
          <table:table-cell table:formula="of:=[.C3]/25" office:value-type="float" office:value="18.24" calcext:value-type="float">
            <text:p>18.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474" calcext:value-type="float">
            <text:p>474</text:p>
          </table:table-cell>
          <table:table-cell table:formula="of:=[.C4]/25" office:value-type="float" office:value="18.96" calcext:value-type="float">
            <text:p>18.9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nmea</text:p>
          </table:table-cell>
          <table:table-cell office:value-type="float" office:value="405" calcext:value-type="float">
            <text:p>405</text:p>
          </table:table-cell>
          <table:table-cell table:formula="of:=[.C5]/25"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hamming</text:p>
          </table:table-cell>
          <table:table-cell office:value-type="float" office:value="400" calcext:value-type="float">
            <text:p>400</text:p>
          </table:table-cell>
          <table:table-cell table:formula="of:=[.C6]/25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formula="of:=AVERAGE([.C3:.C6])" office:value-type="float" office:value="433.75" calcext:value-type="float">
            <text:p>433.75</text:p>
          </table:table-cell>
          <table:table-cell table:formula="of:=AVERAGE([.D3:.D6])" office:value-type="float" office:value="17.35" calcext:value-type="float">
            <text:p>17.35</text:p>
          </table:table-cell>
          <table:table-cell table:style-name="ce14" table:formula="of:=AVERAGE([.E3:.E6])" office:value-type="float" office:value="7.5" calcext:value-type="float">
            <text:p>7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5" office:value-type="string" calcext:value-type="string" table:number-columns-spanned="2" table:number-rows-spanned="1">
            <text:p>Basic</text:p>
          </table:table-cell>
          <table:covered-table-cell table:style-name="ce16"/>
          <table:table-cell/>
          <table:table-cell table:style-name="ce24" office:value-type="string" calcext:value-type="string" table:number-columns-spanned="2" table:number-rows-spanned="1">
            <text:p>bsort</text:p>
          </table:table-cell>
          <table:covered-table-cell table:style-name="ce16"/>
          <table:table-cell/>
          <table:table-cell table:style-name="ce24" office:value-type="string" calcext:value-type="string" table:number-columns-spanned="2" table:number-rows-spanned="1">
            <text:p>nmea</text:p>
          </table:table-cell>
          <table:covered-table-cell table:style-name="ce16"/>
          <table:table-cell/>
          <table:table-cell table:style-name="ce24" office:value-type="string" calcext:value-type="string" table:number-columns-spanned="2" table:number-rows-spanned="1">
            <text:p>hamming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6:21:45.633040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5-10T17:29:43.904251576</dc:date>
    <meta:editing-duration>P7DT12H40M13S</meta:editing-duration>
    <meta:editing-cycles>39</meta:editing-cycles>
    <meta:generator>LibreOffice/5.4.6.2$Linux_X86_64 LibreOffice_project/40m0$Build-2</meta:generator>
    <meta:document-statistic meta:table-count="12" meta:cell-count="86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481cm" svg:y="0.307cm" chart:style-name="ch2">
          <text:p>LEON3 Flow Control (DMR)</text:p>
        </chart:title>
        <chart:legend chart:legend-position="bottom" svg:x="2.5cm" svg:y="7.902cm" style:legend-expansion="wide" chart:style-name="ch3"/>
        <chart:plot-area chart:style-name="ch4" table:cell-range-address="Recovery.B3:Recovery.E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C4:Recovery.C7" chart:label-cell-address="Recovery.C3:Recovery.C3" chart:class="chart:bar">
            <chart:data-point chart:repeated="4"/>
          </chart:series>
          <chart:series chart:style-name="ch10" chart:values-cell-range-address="Recovery.D4:Recovery.D7" chart:label-cell-address="Recovery.D3:Recovery.D3" chart:class="chart:bar">
            <chart:data-point chart:repeated="4"/>
          </chart:series>
          <chart:series chart:style-name="ch11" chart:values-cell-range-address="Recovery.E4:Recovery.E7" chart:label-cell-address="Recovery.E3:Recovery.E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C3:Recovery.C3</svg:desc>
                </draw:g>
              </table:table-cell>
              <table:table-cell office:value-type="string">
                <text:p>Not Recovered</text:p>
                <draw:g>
                  <svg:desc>Recovery.D3:Recovery.D3</svg:desc>
                </draw:g>
              </table:table-cell>
              <table:table-cell office:value-type="string">
                <text:p>Recovered Error</text:p>
                <draw:g>
                  <svg:desc>Recovery.E3:Recovery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443">
                <text:p>443</text:p>
                <draw:g>
                  <svg:desc>Recovery.C4:Recovery.C7</svg:desc>
                </draw:g>
              </table:table-cell>
              <table:table-cell office:value-type="float" office:value="129">
                <text:p>129</text:p>
                <draw:g>
                  <svg:desc>Recovery.D4:Recovery.D7</svg:desc>
                </draw:g>
              </table:table-cell>
              <table:table-cell office:value-type="float" office:value="29">
                <text:p>29</text:p>
                <draw:g>
                  <svg:desc>Recovery.E4:Recovery.E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32cm" svg:y="0.316cm" chart:style-name="ch2">
          <text:p>LEON3 Flow Control (DMR)</text:p>
        </chart:title>
        <chart:legend chart:legend-position="bottom" svg:x="6.015cm" svg:y="8.353cm" style:legend-expansion="wide" chart:style-name="ch3"/>
        <chart:plot-area chart:style-name="ch4" table:cell-range-address="Detection_Total.B3:Detection_Total.D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74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C4:Detection_Total.C7" chart:label-cell-address="Detection_Total.C3:Detection_Total.C3" chart:class="chart:bar">
            <chart:data-point chart:repeated="4"/>
          </chart:series>
          <chart:series chart:style-name="ch10" chart:values-cell-range-address="Detection_Total.D4:Detection_Total.D7" chart:label-cell-address="Detection_Total.D3:Detection_Total.D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C3:Detection_Total.C3</svg:desc>
                </draw:g>
              </table:table-cell>
              <table:table-cell office:value-type="string">
                <text:p>Failure</text:p>
                <draw:g>
                  <svg:desc>Detection_Total.D3:Detection_Total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57">
                <text:p>2957</text:p>
                <draw:g>
                  <svg:desc>Detection_Total.C4:Detection_Total.C7</svg:desc>
                </draw:g>
              </table:table-cell>
              <table:table-cell office:value-type="float" office:value="158">
                <text:p>158</text:p>
                <draw:g>
                  <svg:desc>Detection_Total.D4:Detection_Total.D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872">
                <text:p>28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7">
                <text:p>266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58">
                <text:p>2958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851cm" svg:y="0.307cm" chart:style-name="ch2">
          <text:p>LEON3 Time Redundant</text:p>
        </chart:title>
        <chart:legend chart:legend-position="bottom" svg:x="2.5cm" svg:y="7.902cm" style:legend-expansion="wide" chart:style-name="ch3"/>
        <chart:plot-area chart:style-name="ch4" table:cell-range-address="Recovery.B4:Recovery.B7 Recovery.F3:Recovery.H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F4:Recovery.F7" chart:label-cell-address="Recovery.F3:Recovery.F3" chart:class="chart:bar">
            <chart:data-point chart:repeated="4"/>
          </chart:series>
          <chart:series chart:style-name="ch10" chart:values-cell-range-address="Recovery.G4:Recovery.G7" chart:label-cell-address="Recovery.G3:Recovery.G3" chart:class="chart:bar">
            <chart:data-point chart:repeated="4"/>
          </chart:series>
          <chart:series chart:style-name="ch11" chart:values-cell-range-address="Recovery.H4:Recovery.H7" chart:label-cell-address="Recovery.H3:Recovery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F3:Recovery.F3</svg:desc>
                </draw:g>
              </table:table-cell>
              <table:table-cell office:value-type="string">
                <text:p>Not Recovered</text:p>
                <draw:g>
                  <svg:desc>Recovery.G3:Recovery.G3</svg:desc>
                </draw:g>
              </table:table-cell>
              <table:table-cell office:value-type="string">
                <text:p>Recovered Error</text:p>
                <draw:g>
                  <svg:desc>Recovery.H3:Recovery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192">
                <text:p>192</text:p>
                <draw:g>
                  <svg:desc>Recovery.F4:Recovery.F7</svg:desc>
                </draw:g>
              </table:table-cell>
              <table:table-cell office:value-type="float" office:value="8">
                <text:p>8</text:p>
                <draw:g>
                  <svg:desc>Recovery.G4:Recovery.G7</svg:desc>
                </draw:g>
              </table:table-cell>
              <table:table-cell office:value-type="float" office:value="0">
                <text:p>0</text:p>
                <draw:g>
                  <svg:desc>Recovery.H4:Recovery.H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402cm" svg:y="0.316cm" chart:style-name="ch2">
          <text:p>LEON3 Time Redundant</text:p>
        </chart:title>
        <chart:legend chart:legend-position="bottom" svg:x="6.015cm" svg:y="8.353cm" style:legend-expansion="wide" chart:style-name="ch3"/>
        <chart:plot-area chart:style-name="ch4" table:cell-range-address="Detection_Total.B4:Detection_Total.B7 Detection_Total.E3:Detection_Total.F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74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E4:Detection_Total.E7" chart:label-cell-address="Detection_Total.E3:Detection_Total.E3" chart:class="chart:bar">
            <chart:data-point chart:repeated="4"/>
          </chart:series>
          <chart:series chart:style-name="ch10" chart:values-cell-range-address="Detection_Total.F4:Detection_Total.F7" chart:label-cell-address="Detection_Total.F3:Detection_Total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E3:Detection_Total.E3</svg:desc>
                </draw:g>
              </table:table-cell>
              <table:table-cell office:value-type="string">
                <text:p>Failure</text:p>
                <draw:g>
                  <svg:desc>Detection_Total.F3:Detection_Tot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22">
                <text:p>2922</text:p>
                <draw:g>
                  <svg:desc>Detection_Total.E4:Detection_Total.E7</svg:desc>
                </draw:g>
              </table:table-cell>
              <table:table-cell office:value-type="float" office:value="183">
                <text:p>183</text:p>
                <draw:g>
                  <svg:desc>Detection_Total.F4:Detection_Total.F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3005">
                <text:p>3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96">
                <text:p>29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3002">
                <text:p>300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4cm" svg:y="0.277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23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minimum="0" chart:maximum="100" chart:interval-major="10" chart:interval-minor-divis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23cm" svg:height="14.424cm" xlink:href=".." xlink:type="simple" chart:class="chart:bar" chart:style-name="ch1">
        <chart:subtitle svg:x="8.751cm" svg:y="0.624cm" chart:style-name="ch2">
          <text:p>Workload</text:p>
        </chart:subtitle>
        <chart:legend svg:x="11.12cm" svg:y="0.6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81cm" svg:y="1.356cm" svg:width="22.885cm" svg:height="11.58cm">
          <chartooo:coordinate-region svg:x="2.673cm" svg:y="1.555cm" svg:width="21.085cm" svg:height="10.336cm"/>
          <chart:axis chart:dimension="x" chart:name="primary-x" chart:style-name="ch5" chartooo:axis-type="auto">
            <chartooo:date-scale/>
            <chart:title svg:x="10.614cm" svg:y="12.724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98cm" svg:y="9.359cm" chart:style-name="ch8">
              <text:p>No. of execution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24.341cm" svg:y="8.942cm" chart:style-name="ch8">
              <text:p>Percentage (%)</text:p>
            </chart:title>
          </chart:axis>
          <chart:series chart:attached-axis="primary-y" chart:style-name="ch12" chart:values-cell-range-address="Detection.C4:Detection.N4" chart:label-cell-address="Detection.B4:Detection.B4" chart:class="chart:bar">
            <chart:data-point chart:repeated="12"/>
          </chart:series>
          <chart:series chart:attached-axis="primary-y" chart:style-name="ch13" chart:values-cell-range-address="Detection.C5:Detection.N5" chart:label-cell-address="Detection.B5:Detection.B5" chart:class="chart:bar">
            <chart:data-point chart:repeated="12"/>
          </chart:series>
          <chart:series chart:attached-axis="primary-y" chart:style-name="ch14" chart:values-cell-range-address="Detection.C6:Detection.N6" chart:label-cell-address="Detection.B6:Detection.B6" chart:class="chart:bar">
            <chart:data-point chart:repeated="12"/>
          </chart:series>
          <chart:series chart:attached-axis="primary-y" chart:style-name="ch15" chart:values-cell-range-address="Detection.C7:Detection.N7" chart:label-cell-address="Detection.B7:Detection.B7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